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2" svg:font-family="'Times New Roman', serif"/>
    <style:font-face style:name="Times New Roman1" svg:font-family="'Times New Roman'" style:font-family-generic="roman"/>
    <style:font-face style:name="PLSans12-Regular" svg:font-family="PLSans12-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Times New Roman"/>
    </style:style>
    <style:style style:name="P2" style:family="paragraph" style:parent-style-name="Standard">
      <style:text-properties style:text-position="0% 100%" style:font-name="Times New Roman1" style:font-name-asian="Times New Roman1" style:font-name-complex="Times New Roman1"/>
    </style:style>
    <style:style style:name="P3" style:family="paragraph" style:parent-style-name="Standard">
      <style:text-properties style:text-position="0% 100%" style:font-name="Times New Roman"/>
    </style:style>
    <style:style style:name="P4" style:family="paragraph" style:parent-style-name="Standard">
      <style:paragraph-properties fo:text-align="center" style:justify-single-word="false"/>
      <style:text-properties style:text-position="0% 100%" style:font-name="Times New Roman"/>
    </style:style>
    <style:style style:name="P5" style:family="paragraph" style:parent-style-name="Standard">
      <style:paragraph-properties fo:text-align="start" style:justify-single-word="false"/>
      <style:text-properties style:text-position="0% 100%" style:font-name="Times New Roman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3pt" fo:font-style="normal" style:font-size-asian="13pt" style:font-style-asian="normal" style:font-size-complex="13pt" style:font-style-complex="normal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Text_20_body">
      <style:paragraph-properties fo:text-align="center" style:justify-single-word="false"/>
      <style:text-properties fo:color="#000000" style:font-name="Times New Roman2" fo:font-size="18pt"/>
    </style:style>
    <style:style style:name="P9" style:family="paragraph" style:parent-style-name="Text_20_body">
      <style:paragraph-properties fo:margin-top="0cm" fo:margin-bottom="0cm" fo:line-height="115%" fo:text-align="center" style:justify-single-word="false"/>
      <style:text-properties fo:color="#000000" style:font-name="Times New Roman2" fo:font-size="18pt" fo:font-weight="bold"/>
    </style:style>
    <style:style style:name="P10" style:family="paragraph" style:parent-style-name="Text_20_body">
      <style:paragraph-properties fo:margin-top="0cm" fo:margin-bottom="0cm" fo:line-height="115%" fo:text-align="end" style:justify-single-word="false"/>
      <style:text-properties fo:color="#000000" style:font-name="Times New Roman2" fo:font-size="14pt"/>
    </style:style>
    <style:style style:name="P11" style:family="paragraph" style:parent-style-name="Text_20_body">
      <style:paragraph-properties fo:margin-top="0cm" fo:margin-bottom="0cm" fo:line-height="115%" fo:text-align="center" style:justify-single-word="false"/>
      <style:text-properties fo:color="#000000" style:font-name="Times New Roman2" fo:font-size="12pt" fo:font-style="normal" style:font-style-asian="normal" style:font-style-complex="normal"/>
    </style:style>
    <style:style style:name="P12" style:family="paragraph" style:parent-style-name="Text_20_body">
      <style:paragraph-properties fo:margin-top="0cm" fo:margin-bottom="0cm" fo:line-height="115%"/>
      <style:text-properties fo:color="#000000"/>
    </style:style>
    <style:style style:name="P13" style:family="paragraph" style:parent-style-name="Text_20_body">
      <style:paragraph-properties fo:margin-top="0cm" fo:margin-bottom="0cm" fo:line-height="115%" fo:text-align="center" style:justify-single-word="false"/>
      <style:text-properties fo:color="#000000"/>
    </style:style>
    <style:style style:name="P14" style:family="paragraph" style:parent-style-name="Text_20_body">
      <style:paragraph-properties fo:margin-top="0cm" fo:margin-bottom="0cm" fo:line-height="115%" fo:text-align="end" style:justify-single-word="false"/>
      <style:text-properties fo:color="#000000"/>
    </style:style>
    <style:style style:name="P15" style:family="paragraph" style:parent-style-name="Text_20_body">
      <style:paragraph-properties fo:margin-top="0cm" fo:margin-bottom="0cm" fo:line-height="115%" fo:text-align="center" style:justify-single-word="false"/>
      <style:text-properties fo:color="#000000" fo:font-size="20pt" style:font-size-asian="20pt" style:font-size-complex="20pt"/>
    </style:style>
    <style:style style:name="P16" style:family="paragraph" style:parent-style-name="Heading_20_1">
      <style:paragraph-properties fo:text-align="center" style:justify-single-word="false"/>
      <style:text-properties style:font-name="Times New Roman" fo:font-size="20pt" style:font-size-asian="20pt" style:font-size-complex="20pt"/>
    </style:style>
    <style:style style:name="P17" style:family="paragraph" style:parent-style-name="Heading_20_1">
      <style:paragraph-properties fo:margin-top="0cm" fo:margin-bottom="0cm" fo:line-height="115%" fo:text-align="center" style:justify-single-word="false" fo:keep-with-next="always"/>
      <style:text-properties fo:font-size="16pt" style:font-size-asian="16pt" style:font-size-complex="16pt"/>
    </style:style>
    <style:style style:name="P18" style:family="paragraph" style:parent-style-name="Heading_20_2">
      <style:text-properties fo:font-size="13pt" fo:font-style="normal" style:font-size-asian="13pt" style:font-style-asian="normal" style:font-size-complex="13pt" style:font-style-complex="normal"/>
    </style:style>
    <style:style style:name="P19" style:family="paragraph" style:parent-style-name="Heading_20_2">
      <style:text-properties style:text-position="0% 100%" style:font-name="Times New Roman" fo:font-size="13pt" fo:font-style="normal" style:font-size-asian="13pt" style:font-style-asian="normal" style:font-size-complex="13pt" style:font-style-complex="normal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name="Times New Roman"/>
    </style:style>
    <style:style style:name="T3" style:family="text">
      <style:text-properties style:text-position="sub 58%" style:font-name="Times New Roman" style:font-name-asian="SimSun" style:font-name-complex="Mangal"/>
    </style:style>
    <style:style style:name="T4" style:family="text">
      <style:text-properties style:text-position="sub 58%" style:font-name="Times New Roman1" style:font-name-asian="Times New Roman1" style:font-name-complex="Times New Roman1"/>
    </style:style>
    <style:style style:name="T5" style:family="text">
      <style:text-properties style:text-position="0% 100%"/>
    </style:style>
    <style:style style:name="T6" style:family="text">
      <style:text-properties style:text-position="0% 100%" style:font-name="Times New Roman1"/>
    </style:style>
    <style:style style:name="T7" style:family="text">
      <style:text-properties style:text-position="0% 100%" style:font-name="Times New Roman1" style:font-name-asian="Times New Roman1" style:font-name-complex="Times New Roman1"/>
    </style:style>
    <style:style style:name="T8" style:family="text">
      <style:text-properties style:text-position="0% 100%" style:font-name="Times New Roman"/>
    </style:style>
    <style:style style:name="T9" style:family="text">
      <style:text-properties style:text-position="0% 100%" style:font-name="Times New Roman" style:font-name-asian="SimSun" style:font-name-complex="Mangal"/>
    </style:style>
    <style:style style:name="T10" style:family="text">
      <style:text-properties style:text-position="super 58%"/>
    </style:style>
    <style:style style:name="T11" style:family="text">
      <style:text-properties fo:color="#000000" style:font-name="Times New Roman" style:font-name-asian="Microsoft YaHei" style:font-name-complex="Mangal"/>
    </style:style>
    <style:style style:name="T12" style:family="text">
      <style:text-properties style:font-name="Times New Roman"/>
    </style:style>
    <style:style style:name="T13" style:family="text">
      <style:text-properties style:font-name="Times New Roman1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>POLITECHNIKA WARSZAWSKA</text:p>
      <text:p text:style-name="P9">Wydział Mechatroniki</text:p>
      <text:p text:style-name="P13"/>
      <text:p text:style-name="P13"/>
      <text:p text:style-name="P13"/>
      <text:h text:style-name="P17" text:outline-level="1">Sterowanie Napedów Maszyn i <text:span text:style-name="T11">Robotów</text:span></text:h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Projekt 1 – analiza zachowań statycznych i dynamicznych</text:p>
      <text:p text:style-name="P13"/>
      <text:p text:style-name="P13"/>
      <text:h text:style-name="P16" text:outline-level="1"/>
      <text:p text:style-name="Standard"/>
      <text:p text:style-name="P14"/>
      <text:p text:style-name="P14"/>
      <text:p text:style-name="P14"/>
      <text:p text:style-name="P14"/>
      <text:p text:style-name="P14"/>
      <text:p text:style-name="P10">Autor: Dariusz Napłoszek</text:p>
      <text:p text:style-name="P10">Grupa 67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2"/>
      <text:p text:style-name="P14"/>
      <text:p text:style-name="P11">Warszawa 2015</text:p>
      <text:p text:style-name="P6"/>
      <text:h text:style-name="P18" text:outline-level="2"><text:soft-page-break/><text:span text:style-name="T12">Wyznaczenie momentu bezwładności działającego na sil</text:span><text:span text:style-name="T12">nik</text:span></text:h>
      <text:p text:style-name="Standard">Moment bezwładności dla przekładni zębatej liniowej (listwa zębata + wałek zębaty)</text:p>
      <text:p text:style-name="Standard"/>
      <text:p text:style-name="P7"><draw:frame draw:style-name="fr1" draw:name="Obiekt1" text:anchor-type="as-char" svg:width="4.329cm" svg:height="1.12cm" draw:z-index="0"><draw:object xlink:href="./Object 1" xlink:type="simple" xlink:show="embed" xlink:actuate="onLoad"/><draw:image xlink:href="./ObjectReplacements/Object 1" xlink:type="simple" xlink:show="embed" xlink:actuate="onLoad"/></draw:frame>, gdzie:</text:p>
      <text:p text:style-name="P7"/>
      <text:p text:style-name="Standard">m<text:span text:style-name="T1">L</text:span><text:span text:style-name="T5"> – masa obciążenia (ładunku) m</text:span><text:span text:style-name="T1">L</text:span><text:span text:style-name="T5"> = 75 kg</text:span></text:p>
      <text:p text:style-name="Standard"><text:span text:style-name="T5">m</text:span><text:span text:style-name="T1">T</text:span><text:span text:style-name="T5"> – masa stołu „listwy zębatej” m</text:span><text:span text:style-name="T1">T</text:span><text:span text:style-name="T5"> = 10 kg</text:span></text:p>
      <text:p text:style-name="Standard"><text:span text:style-name="T6">η</text:span><text:span text:style-name="T2">L</text:span><text:span text:style-name="T8"> – sprawność przekładni zębatej liniowej </text:span><text:span text:style-name="T6">η</text:span><text:span text:style-name="T2">L </text:span><text:span text:style-name="T8">=0.98</text:span></text:p>
      <text:p text:style-name="Standard"><text:span text:style-name="T8">D</text:span><text:span text:style-name="T2">G</text:span><text:span text:style-name="T8"> – średnica koła zębatego wałka D</text:span><text:span text:style-name="T2">G</text:span><text:span text:style-name="T8"> = 5 cm</text:span></text:p>
      <text:p text:style-name="Standard"><text:span text:style-name="T8">J</text:span><text:span text:style-name="T2">G </text:span><text:span text:style-name="T8">– moment bezwładności koła zębatego wałka </text:span></text:p>
      <text:p text:style-name="P1"/>
      <text:p text:style-name="P1">Moment bezwładności koła zębatego wałka:</text:p>
      <text:p text:style-name="P1"/>
      <text:p text:style-name="P4"><draw:frame draw:style-name="fr1" draw:name="Obiekt6" text:anchor-type="as-char" svg:width="2.235cm" svg:height="1.062cm" draw:z-index="4"><draw:object xlink:href="./Object 6" xlink:type="simple" xlink:show="embed" xlink:actuate="onLoad"/><draw:image xlink:href="./ObjectReplacements/Object 6" xlink:type="simple" xlink:show="embed" xlink:actuate="onLoad"/><svg:desc>formuła</svg:desc></draw:frame></text:p>
      <text:p text:style-name="P4"/>
      <text:p text:style-name="Standard"><text:span text:style-name="T8">m</text:span><text:span text:style-name="T2">G </text:span><text:span text:style-name="T8"><text:s/>- masa koła zębatego wałka m = 0,1 kg</text:span></text:p>
      <text:p text:style-name="P1"/>
      <text:p text:style-name="P1">Moment bezwładności dla przekładni zębatej obrotowej:</text:p>
      <text:p text:style-name="P1"/>
      <text:p text:style-name="P7"><text:span text:style-name="T8"><draw:frame draw:style-name="fr1" draw:name="Obiekt2" text:anchor-type="as-char" svg:width="5.771cm" svg:height="0.529cm" draw:z-index="15"><draw:object xlink:href="./Object 2" xlink:type="simple" xlink:show="embed" xlink:actuate="onLoad"/><draw:image xlink:href="./ObjectReplacements/Object 2" xlink:type="simple" xlink:show="embed" xlink:actuate="onLoad"/></draw:frame></text:span><text:span text:style-name="T8">, gdzie:</text:span></text:p>
      <text:p text:style-name="P7"><text:span text:style-name="T8"/></text:p>
      <text:p text:style-name="Standard"><text:span text:style-name="T8">J</text:span><text:span text:style-name="T2">M</text:span><text:span text:style-name="T8"> – moment bezwładności silnika (przyjęto J</text:span><text:span text:style-name="T2">M </text:span><text:span text:style-name="T8"><text:s/>= 0)</text:span></text:p>
      <text:p text:style-name="Standard"><text:span text:style-name="T8">J</text:span><text:span text:style-name="T2">GM</text:span><text:span text:style-name="T8"> – bezwładność koła zębatego (silnik)</text:span></text:p>
      <text:p text:style-name="Standard"><text:span text:style-name="T8">J</text:span><text:span text:style-name="T2">GL</text:span><text:span text:style-name="T4">→</text:span><text:span text:style-name="T3">M </text:span><text:span text:style-name="T9"><text:s/>- moment bezwładności koła zębatego (śruba) w odniesieniu do silnika,</text:span></text:p>
      <text:p text:style-name="Standard"><text:span text:style-name="T9">J</text:span><text:span text:style-name="T3">L</text:span><text:span text:style-name="T4">→M </text:span><text:span text:style-name="T7"><text:s/>- moment bezwładności obciążenia w odniesieniu do silnika.</text:span></text:p>
      <text:p text:style-name="P2"/>
      <text:p text:style-name="P1">Sumaryczny moment bezwładności:</text:p>
      <text:p text:style-name="P1"/>
      <text:p text:style-name="P7"><text:span text:style-name="T8"><draw:frame draw:style-name="fr1" draw:name="Obiekt3" text:anchor-type="as-char" svg:width="6.011cm" svg:height="1.244cm" draw:z-index="1"><draw:object xlink:href="./Object 3" xlink:type="simple" xlink:show="embed" xlink:actuate="onLoad"/><draw:image xlink:href="./ObjectReplacements/Object 3" xlink:type="simple" xlink:show="embed" xlink:actuate="onLoad"/></draw:frame></text:span><text:span text:style-name="T8">, gdzie:</text:span></text:p>
      <text:p text:style-name="P7"><text:span text:style-name="T8"/></text:p>
      <text:p text:style-name="Standard"><text:span text:style-name="T8">m</text:span><text:span text:style-name="T2">1</text:span><text:span text:style-name="T8"> – masa koła przekładni „silnik” m</text:span><text:span text:style-name="T2">1</text:span><text:span text:style-name="T8"> = 0,6 kg</text:span></text:p>
      <text:p text:style-name="Standard"><text:span text:style-name="T8">D</text:span><text:span text:style-name="T2">1</text:span><text:span text:style-name="T8"> – średnica koła przekładni „silnik D</text:span><text:span text:style-name="T2">1</text:span><text:span text:style-name="T8"> = 10 cm</text:span></text:p>
      <text:p text:style-name="Standard"><text:span text:style-name="T8">J</text:span><text:span text:style-name="T2">GL</text:span><text:span text:style-name="T8"> – moment bezwładności koła zębatego (śruba)</text:span></text:p>
      <text:p text:style-name="P1">R – przełożenie mechaniczne</text:p>
      <text:p text:style-name="Standard"><text:span text:style-name="T6">η</text:span><text:span text:style-name="T2">R</text:span><text:span text:style-name="T8"> – sprawność przekładni zębatej obrotowej </text:span><text:span text:style-name="T6">η</text:span><text:span text:style-name="T2">R </text:span><text:span text:style-name="T8">= 0.75</text:span></text:p>
      <text:p text:style-name="Standard"><text:span text:style-name="T8">J</text:span><text:span text:style-name="T2">L </text:span><text:span text:style-name="T8">– moment bezwładności obciążenia przekładni zębatej obrotowej</text:span></text:p>
      <text:p text:style-name="P1"/>
      <text:p text:style-name="P1">Moment bezwładności koła zębatego (śruba):</text:p>
      <text:p text:style-name="P1"/>
      <text:p text:style-name="P7"><text:span text:style-name="T8"><draw:frame draw:style-name="fr1" draw:name="Obiekt4" text:anchor-type="as-char" svg:width="2.24cm" svg:height="1.06cm" draw:z-index="2"><draw:object xlink:href="./Object 4" xlink:type="simple" xlink:show="embed" xlink:actuate="onLoad"/><draw:image xlink:href="./ObjectReplacements/Object 4" xlink:type="simple" xlink:show="embed" xlink:actuate="onLoad"/></draw:frame></text:span><text:span text:style-name="T8">, gdzie:</text:span></text:p>
      <text:p text:style-name="Standard"><text:span text:style-name="T8"/></text:p>
      <text:p text:style-name="Standard"><text:span text:style-name="T8">m</text:span><text:span text:style-name="T2">2</text:span><text:span text:style-name="T8"> – masa koła przekładni „śruba” m</text:span><text:span text:style-name="T2">2</text:span><text:span text:style-name="T8"> = 0,75 kg</text:span></text:p>
      <text:p text:style-name="Standard"><text:span text:style-name="T8">D</text:span><text:span text:style-name="T2">2</text:span><text:span text:style-name="T8"> – średnica koła przekładni „śruba” D</text:span><text:span text:style-name="T2">2</text:span><text:span text:style-name="T8"> = 30 cm</text:span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P1"><text:soft-page-break/>Przełożenie mechaniczne:</text:p>
      <text:p text:style-name="P1"/>
      <text:p text:style-name="P4"><draw:frame draw:style-name="fr2" draw:name="Obiekt9" text:anchor-type="as-char" svg:y="0cm" svg:width="2.963cm" svg:height="1.125cm" draw:z-index="5"><draw:object xlink:href="./Object 9" xlink:type="simple" xlink:show="embed" xlink:actuate="onLoad"/><draw:image xlink:href="./ObjectReplacements/Object 9" xlink:type="simple" xlink:show="embed" xlink:actuate="onLoad"/><svg:desc>formuła</svg:desc></draw:frame></text:p>
      <text:p text:style-name="P1"/>
      <text:p text:style-name="P1">Całkowity moment bezwładności zredukowany do wału silnika po przekształceniach:</text:p>
      <text:p text:style-name="P4"><draw:frame draw:style-name="fr1" draw:name="Obiekt5" text:anchor-type="as-char" svg:width="13.522cm" svg:height="2.402cm" draw:z-index="3"><draw:object xlink:href="./Object 5" xlink:type="simple" xlink:show="embed" xlink:actuate="onLoad"/><draw:image xlink:href="./ObjectReplacements/Object 5" xlink:type="simple" xlink:show="embed" xlink:actuate="onLoad"/><svg:desc>formuła</svg:desc></draw:frame></text:p>
      <text:h text:style-name="P19" text:outline-level="2"><text:span text:style-name="T12">Wyznaczenie momentu obrotowego działającego na silnik</text:span></text:h>
      <text:p text:style-name="P1">Moment obrotowy dla przekładni zębatej liniowej (listwa zębata + wałek zębaty)</text:p>
      <text:p text:style-name="P1"/>
      <text:p text:style-name="P4"><draw:frame draw:style-name="fr3" draw:name="Obiekt10" text:anchor-type="as-char" svg:width="4.38cm" svg:height="2.223cm" draw:z-index="6"><draw:object xlink:href="./Object 10" xlink:type="simple" xlink:show="embed" xlink:actuate="onLoad"/><draw:image xlink:href="./ObjectReplacements/Object 10" xlink:type="simple" xlink:show="embed" xlink:actuate="onLoad"/></draw:frame>, gdzie:</text:p>
      <text:p text:style-name="P5"/>
      <text:p text:style-name="P5"><text:span text:style-name="T13">μ</text:span> – współczynnik tarcia, przyjęto połączenie stal – plastik <text:span text:style-name="T13">μ = 0,15</text:span></text:p>
      <text:p text:style-name="P5"><text:span text:style-name="T13"/></text:p>
      <text:p text:style-name="P4"><draw:frame draw:style-name="fr3" draw:name="Obiekt17" text:anchor-type="as-char" svg:width="7.717cm" svg:height="2.161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1">Moment obrotowy całego mechanizmu przeniesiony na silnik:</text:p>
      <text:p text:style-name="P1"/>
      <text:p text:style-name="P4"><draw:frame draw:style-name="fr3" draw:name="Obiekt11" text:anchor-type="as-char" svg:width="6.99cm" svg:height="1.124cm" draw:z-index="7"><draw:object xlink:href="./Object 11" xlink:type="simple" xlink:show="embed" xlink:actuate="onLoad"/><draw:image xlink:href="./ObjectReplacements/Object 11" xlink:type="simple" xlink:show="embed" xlink:actuate="onLoad"/></draw:frame></text:p>
      <text:h text:style-name="P19" text:outline-level="2"><text:span text:style-name="T12">Wyznaczenie pozostałych wartości</text:span></text:h>
      <text:p text:style-name="P1">Maksymalna prędkość obrotowa (przekładnia zębata liniowa):</text:p>
      <text:p text:style-name="P1"/>
      <text:p text:style-name="P4"><draw:frame draw:style-name="fr3" draw:name="Obiekt7" text:anchor-type="as-char" svg:width="3.417cm" svg:height="1.124cm" draw:z-index="9"><draw:object xlink:href="./Object 7" xlink:type="simple" xlink:show="embed" xlink:actuate="onLoad"/><draw:image xlink:href="./ObjectReplacements/Object 7" xlink:type="simple" xlink:show="embed" xlink:actuate="onLoad"/><svg:desc>formuła</svg:desc></draw:frame>, gdzie:</text:p>
      <text:p text:style-name="P1"/>
      <text:p text:style-name="P1">V<text:span text:style-name="T1">max</text:span> – prędkość maksymalna obciążenia V<text:span text:style-name="T1">max</text:span> = 4 m/s</text:p>
      <text:p text:style-name="P1">C<text:span text:style-name="T1">G</text:span> – obwód wałka zębatego</text:p>
      <text:p text:style-name="P1"/>
      <text:p text:style-name="P1">Maksymalna prędkość obrotowa całego mechanizmu przeniesiona na silnik:</text:p>
      <text:p text:style-name="P1"/>
      <text:p text:style-name="P4"><draw:frame draw:style-name="fr3" draw:name="Obiekt8" text:anchor-type="as-char" svg:width="8.574cm" svg:height="1.125cm" draw:z-index="8"><draw:object xlink:href="./Object 8" xlink:type="simple" xlink:show="embed" xlink:actuate="onLoad"/><draw:image xlink:href="./ObjectReplacements/Object 8" xlink:type="simple" xlink:show="embed" xlink:actuate="onLoad"/><svg:desc>formuła</svg:desc></draw:frame></text:p>
      <text:p text:style-name="P1"/>
      <text:p text:style-name="P1"/>
      <text:p text:style-name="P1"/>
      <text:p text:style-name="P1"><text:soft-page-break/>Prędkość silnika w rad/s:</text:p>
      <text:p text:style-name="P1"/>
      <text:p text:style-name="P4"><draw:frame draw:style-name="fr3" draw:name="Obiekt12" text:anchor-type="as-char" svg:width="6.489cm" svg:height="1.062cm" draw:z-index="10"><draw:object xlink:href="./Object 12" xlink:type="simple" xlink:show="embed" xlink:actuate="onLoad"/><draw:image xlink:href="./ObjectReplacements/Object 12" xlink:type="simple" xlink:show="embed" xlink:actuate="onLoad"/></draw:frame></text:p>
      <text:p text:style-name="P1">Przyspieszenie kątowe:</text:p>
      <text:p text:style-name="P1"/>
      <text:p text:style-name="P4"><draw:frame draw:style-name="fr3" draw:name="Obiekt13" text:anchor-type="as-char" svg:width="4.994cm" svg:height="1.062cm" draw:z-index="11"><draw:object xlink:href="./Object 13" xlink:type="simple" xlink:show="embed" xlink:actuate="onLoad"/><draw:image xlink:href="./ObjectReplacements/Object 13" xlink:type="simple" xlink:show="embed" xlink:actuate="onLoad"/></draw:frame></text:p>
      <text:p text:style-name="P4"/>
      <text:p text:style-name="P1">t<text:span text:style-name="T1">1</text:span> – czas potrzebny do osiągnięcia prędkości maksymalnej t<text:span text:style-name="T1">1</text:span> = 5 s </text:p>
      <text:p text:style-name="P1"><text:span text:style-name="T5"/></text:p>
      <text:p text:style-name="P1">Wymagany moment przyspieszenia:</text:p>
      <text:p text:style-name="P1"/>
      <text:p text:style-name="P4"><draw:frame draw:style-name="fr3" draw:name="Obiekt14" text:anchor-type="as-char" svg:width="7.091cm" svg:height="0.531cm" draw:z-index="12"><draw:object xlink:href="./Object 14" xlink:type="simple" xlink:show="embed" xlink:actuate="onLoad"/><draw:image xlink:href="./ObjectReplacements/Object 14" xlink:type="simple" xlink:show="embed" xlink:actuate="onLoad"/></draw:frame></text:p>
      <text:p text:style-name="P4"/>
      <text:p text:style-name="P5">Moment przyspieszenia i moment opóźnienia:</text:p>
      <text:p text:style-name="P5"/>
      <text:p text:style-name="P4"><draw:frame draw:style-name="fr3" draw:name="Obiekt15" text:anchor-type="as-char" svg:width="9.541cm" svg:height="1.081cm" draw:z-index="13"><draw:object xlink:href="./Object 15" xlink:type="simple" xlink:show="embed" xlink:actuate="onLoad"/><draw:image xlink:href="./ObjectReplacements/Object 15" xlink:type="simple" xlink:show="embed" xlink:actuate="onLoad"/></draw:frame></text:p>
      <text:p text:style-name="P4"/>
      <text:p text:style-name="P1">Zastępczy moment termiczny:</text:p>
      <text:p text:style-name="P1"/>
      <text:p text:style-name="P4"><draw:frame draw:style-name="fr3" draw:name="Obiekt16" text:anchor-type="as-char" svg:width="11.381cm" svg:height="1.284cm" draw:z-index="14"><draw:object xlink:href="./Object 16" xlink:type="simple" xlink:show="embed" xlink:actuate="onLoad"/><draw:image xlink:href="./ObjectReplacements/Object 16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2" svg:font-family="'Times New Roman', serif"/>
    <style:font-face style:name="Times New Roman1" svg:font-family="'Times New Roman'" style:font-family-generic="roman"/>
    <style:font-face style:name="PLSans12-Regular" svg:font-family="PLSans12-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.02cm" fo:text-indent="-0.52cm" fo:margin-left="1.02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2T09:07:01.94</meta:creation-date>
    <meta:generator>OpenOffice/4.0.1$Win32 OpenOffice.org_project/401m5$Build-9714</meta:generator>
    <dc:date>2015-04-03T17:53:11.07</dc:date>
    <meta:editing-duration>PT6H14M28S</meta:editing-duration>
    <meta:editing-cycles>11</meta:editing-cycles>
    <meta:document-statistic meta:table-count="0" meta:image-count="0" meta:object-count="17" meta:page-count="4" meta:paragraph-count="65" meta:word-count="339" meta:character-count="2233"/>
  </office:meta>
</office:document-meta>
</file>

<file path=Object 1/content.xml><?xml version="1.0" encoding="utf-8"?>
<math xmlns="http://www.w3.org/1998/Math/MathML">
  <semantics>
    <mrow>
      <msub>
        <mi>J</mi>
        <mi>L</mi>
      </msub>
      <mo stretchy="false">=</mo>
      <mrow>
        <msub>
          <mi>J</mi>
          <mi>G</mi>
        </msub>
        <mo stretchy="false">+</mo>
        <mrow>
          <mfrac>
            <mrow>
              <mo stretchy="false">(</mo>
              <mrow>
                <msub>
                  <mi>m</mi>
                  <mi>L</mi>
                </msub>
                <mo stretchy="false">+</mo>
                <msub>
                  <mi>m</mi>
                  <mi>T</mi>
                </msub>
              </mrow>
              <mo stretchy="false">)</mo>
            </mrow>
            <msub>
              <mo stretchy="false">η</mo>
              <mi>L</mi>
            </msub>
          </mfrac>
          <mo stretchy="false">⋅</mo>
          <mfrac>
            <msubsup>
              <mi>D</mi>
              <mi>G</mi>
              <mn>2</mn>
            </msubsup>
            <mn>4</mn>
          </mfrac>
        </mrow>
      </mrow>
    </mrow>
    <annotation encoding="StarMath 5.0">J_{L} = J_G +(m_L + m_T) over %ieta_L cdot {{D_G^2} over {4}}</annotation>
  </semantics>
</math>
</file>

<file path=Object 10/content.xml><?xml version="1.0" encoding="utf-8"?>
<math xmlns="http://www.w3.org/1998/Math/MathML">
  <semantics>
    <mtable>
      <mtr>
        <mtd>
          <mrow>
            <mrow>
              <msub>
                <mi>M</mi>
                <mi>L</mi>
              </msub>
              <mo stretchy="false">=</mo>
              <mrow>
                <mfrac>
                  <mrow>
                    <mrow>
                      <mo stretchy="false">(</mo>
                      <mrow>
                        <mrow>
                          <msub>
                            <mi>F</mi>
                            <mi>g</mi>
                          </msub>
                          <mo stretchy="false">+</mo>
                          <msub>
                            <mi>F</mi>
                            <mi mathvariant="italic">fr</mi>
                          </msub>
                        </mrow>
                      </mrow>
                      <mo stretchy="false">)</mo>
                    </mrow>
                  </mrow>
                  <mrow>
                    <msub>
                      <mo stretchy="false">η</mo>
                      <mi>L</mi>
                    </msub>
                  </mrow>
                </mfrac>
                <mo stretchy="false">⋅</mo>
                <mrow>
                  <mfrac>
                    <mrow>
                      <msubsup>
                        <mi>D</mi>
                        <mi>G</mi>
                        <mn>2</mn>
                      </msubsup>
                    </mrow>
                    <mrow>
                      <mn>4</mn>
                    </mrow>
                  </mfrac>
                </mrow>
              </mrow>
            </mrow>
          </mrow>
        </mtd>
      </mtr>
      <mtr>
        <mtd>
          <mrow>
            <mrow>
              <msub>
                <mi>F</mi>
                <mi>g</mi>
              </msub>
              <mo stretchy="false">=</mo>
              <mrow>
                <mo stretchy="false">(</mo>
                <mrow>
                  <mrow>
                    <msub>
                      <mi>m</mi>
                      <mi>T</mi>
                    </msub>
                    <mo stretchy="false">+</mo>
                    <msub>
                      <mi>m</mi>
                      <mi>L</mi>
                    </msub>
                  </mrow>
                </mrow>
                <mo stretchy="false">)</mo>
              </mrow>
            </mrow>
            <mi>g</mi>
            <mi>sin</mi>
            <mo stretchy="false">α</mo>
          </mrow>
        </mtd>
      </mtr>
      <mtr>
        <mtd>
          <mrow>
            <mrow>
              <msub>
                <mi>F</mi>
                <mi mathvariant="italic">fr</mi>
              </msub>
              <mo stretchy="false">=</mo>
              <mrow>
                <mo stretchy="false">(</mo>
                <mrow>
                  <mrow>
                    <msub>
                      <mi>m</mi>
                      <mi>T</mi>
                    </msub>
                    <mo stretchy="false">+</mo>
                    <msub>
                      <mi>m</mi>
                      <mi>L</mi>
                    </msub>
                  </mrow>
                </mrow>
                <mo stretchy="false">)</mo>
              </mrow>
            </mrow>
            <mi>g</mi>
            <mo stretchy="false">μ</mo>
            <mi>cos</mi>
            <mo stretchy="false">α</mo>
          </mrow>
        </mtd>
      </mtr>
    </mtable>
    <annotation encoding="StarMath 5.0">M_L = {(F_g + F_fr)} over {%ieta_L} cdot {{D_G^2} over {4}} newline
F_g = (m_T + m_L) g sin%ialfa newline
F_fr = (m_T + m_L) g %imi cos%ialfa</annotation>
  </semantics>
</math>
</file>

<file path=Object 11/content.xml><?xml version="1.0" encoding="utf-8"?>
<math xmlns="http://www.w3.org/1998/Math/MathML">
  <semantics>
    <mrow>
      <mrow>
        <mrow>
          <mrow>
            <msub>
              <mi>M</mi>
              <mrow>
                <mi>L</mi>
                <mo stretchy="false">→</mo>
                <mi>M</mi>
              </mrow>
            </msub>
            <mo stretchy="false">=</mo>
            <mfrac>
              <msub>
                <mi>M</mi>
                <mi>L</mi>
              </msub>
              <mrow>
                <mi>R</mi>
                <msub>
                  <mo stretchy="false">η</mo>
                  <mi>R</mi>
                </msub>
              </mrow>
            </mfrac>
          </mrow>
          <mo stretchy="false">=</mo>
          <mfrac>
            <mn>0,079769</mn>
            <mrow>
              <mrow>
                <mn>3</mn>
                <mo stretchy="false">⋅</mo>
                <mn>0.75</mn>
              </mrow>
            </mrow>
          </mfrac>
        </mrow>
        <mo stretchy="false">=</mo>
        <mn>0,03545</mn>
      </mrow>
      <mi mathvariant="italic">Nm</mi>
    </mrow>
    <annotation encoding="StarMath 5.0">M_{L rightarrow M} = M_L over {R %ieta_R} = 0,079769 over {3 cdot 0.75} = 0,03545 Nm
</annotation>
  </semantics>
</math>
</file>

<file path=Object 12/content.xml><?xml version="1.0" encoding="utf-8"?>
<math xmlns="http://www.w3.org/1998/Math/MathML">
  <semantics>
    <mrow>
      <mrow>
        <mo stretchy="false">ω</mo>
        <mo stretchy="false">=</mo>
        <mfrac>
          <msub>
            <mi>n</mi>
            <mi mathvariant="italic">max</mi>
          </msub>
          <mn>60</mn>
        </mfrac>
      </mrow>
      <mn>2</mn>
      <mrow>
        <mrow>
          <mo stretchy="false">π</mo>
          <mo stretchy="false">=</mo>
          <mrow>
            <mrow>
              <mfrac>
                <mn>4583,4</mn>
                <mn>60</mn>
              </mfrac>
              <mo stretchy="false">⋅</mo>
              <mn>2</mn>
            </mrow>
            <mo stretchy="false">⋅</mo>
            <mo stretchy="false">π</mo>
          </mrow>
        </mrow>
        <mo stretchy="false">=</mo>
        <mn>480</mn>
      </mrow>
      <mfrac>
        <mi mathvariant="italic">rad</mi>
        <mi>s</mi>
      </mfrac>
    </mrow>
    <annotation encoding="StarMath 5.0">%iomega = n_max over 60 2 %ipi = 4583,4 over 60 cdot 2 cdot %ipi = 480 rad over s </annotation>
  </semantics>
</math>
</file>

<file path=Object 13/content.xml><?xml version="1.0" encoding="utf-8"?>
<math xmlns="http://www.w3.org/1998/Math/MathML">
  <semantics>
    <mrow>
      <mrow>
        <mrow>
          <mrow>
            <mrow>
              <mo stretchy="false">ϵ</mo>
              <mo stretchy="false">=</mo>
              <mfrac>
                <mrow>
                  <mo stretchy="false">Δ</mo>
                  <mo stretchy="false">ω</mo>
                </mrow>
                <mrow>
                  <mo stretchy="false">Δ</mo>
                  <mi>t</mi>
                </mrow>
              </mfrac>
            </mrow>
            <mo stretchy="false">=</mo>
            <mfrac>
              <mo stretchy="false">ω</mo>
              <msub>
                <mi>t</mi>
                <mn>1</mn>
              </msub>
            </mfrac>
          </mrow>
          <mo stretchy="false">=</mo>
          <mfrac>
            <mn>480</mn>
            <mn>5</mn>
          </mfrac>
        </mrow>
        <mo stretchy="false">=</mo>
        <mn>96</mn>
      </mrow>
      <mfrac>
        <mi mathvariant="italic">rad</mi>
        <msup>
          <mi>s</mi>
          <mn>2</mn>
        </msup>
      </mfrac>
    </mrow>
    <annotation encoding="StarMath 5.0">%iepsilon = {%iDELTA %iomega}over{%iDELTA t} = %iomega over t_1 = 480 over 5 = 96 rad over s^2
</annotation>
  </semantics>
</math>
</file>

<file path=Object 14/content.xml><?xml version="1.0" encoding="utf-8"?>
<math xmlns="http://www.w3.org/1998/Math/MathML">
  <semantics>
    <mrow>
      <mrow>
        <msub>
          <mi>M</mi>
          <mi mathvariant="italic">rac</mi>
        </msub>
        <mo stretchy="false">=</mo>
        <msub>
          <mi>J</mi>
          <mi mathvariant="italic">TOT</mi>
        </msub>
      </mrow>
      <mrow>
        <mrow>
          <mo stretchy="false">ϵ</mo>
          <mo stretchy="false">=</mo>
          <mrow>
            <mn>0,01605</mn>
            <mo stretchy="false">⋅</mo>
            <mn>96</mn>
          </mrow>
        </mrow>
        <mo stretchy="false">=</mo>
        <mn>1,54075</mn>
      </mrow>
      <mi mathvariant="italic">Nm</mi>
    </mrow>
    <annotation encoding="StarMath 5.0">M_rac = J_TOT %iepsilon = 0,01605 cdot 96 = 1,54075 Nm</annotation>
  </semantics>
</math>
</file>

<file path=Object 15/content.xml><?xml version="1.0" encoding="utf-8"?>
<math xmlns="http://www.w3.org/1998/Math/MathML">
  <semantics>
    <mtable>
      <mtr>
        <mtd>
          <mrow>
            <mrow>
              <mrow>
                <mrow>
                  <msub>
                    <mi>M</mi>
                    <mi mathvariant="italic">aac</mi>
                  </msub>
                  <mo stretchy="false">=</mo>
                  <mrow>
                    <msub>
                      <mi>M</mi>
                      <mi mathvariant="italic">rac</mi>
                    </msub>
                    <mo stretchy="false">+</mo>
                    <msub>
                      <mi>M</mi>
                      <mrow>
                        <mi>L</mi>
                        <mo stretchy="false">→</mo>
                        <mi>M</mi>
                      </mrow>
                    </msub>
                  </mrow>
                </mrow>
                <mo stretchy="false">=</mo>
                <mrow>
                  <mn>1,54075</mn>
                  <mo stretchy="false">+</mo>
                  <mn>0,035452</mn>
                </mrow>
              </mrow>
              <mo stretchy="false">=</mo>
              <mn>1,5762</mn>
            </mrow>
            <mi mathvariant="italic">Nm</mi>
          </mrow>
        </mtd>
      </mtr>
      <mtr>
        <mtd>
          <mrow>
            <mrow>
              <mrow>
                <mrow>
                  <msub>
                    <mi>M</mi>
                    <mi mathvariant="italic">dec</mi>
                  </msub>
                  <mo stretchy="false">=</mo>
                  <mrow>
                    <msub>
                      <mi>M</mi>
                      <mi mathvariant="italic">rac</mi>
                    </msub>
                    <mo stretchy="false">−</mo>
                    <msub>
                      <mi>M</mi>
                      <mrow>
                        <mi>L</mi>
                        <mo stretchy="false">→</mo>
                        <mi>M</mi>
                      </mrow>
                    </msub>
                  </mrow>
                </mrow>
                <mo stretchy="false">=</mo>
                <mrow>
                  <mn>1,54075</mn>
                  <mo stretchy="false">−</mo>
                  <mn>0,035452</mn>
                </mrow>
              </mrow>
              <mo stretchy="false">=</mo>
              <mn>1,5053</mn>
            </mrow>
            <mi mathvariant="italic">Nm</mi>
          </mrow>
        </mtd>
      </mtr>
    </mtable>
    <annotation encoding="StarMath 5.0">M_aac = M_rac + M_{L rightarrow M} = 1,54075 + 0,035452 = 1,5762 Nm newline
M_dec = M_rac - M_{L rightarrow M} = 1,54075 - 0,035452 = 1,5053 Nm</annotation>
  </semantics>
</math>
</file>

<file path=Object 16/content.xml><?xml version="1.0" encoding="utf-8"?>
<math xmlns="http://www.w3.org/1998/Math/MathML">
  <semantics>
    <mrow>
      <mrow>
        <mrow>
          <mrow>
            <msub>
              <mi>M</mi>
              <mi mathvariant="italic">th</mi>
            </msub>
            <mo stretchy="false">=</mo>
            <msqrt>
              <mrow>
                <mfrac>
                  <mrow>
                    <msubsup>
                      <mi>M</mi>
                      <mi mathvariant="italic">acc</mi>
                      <mn>2</mn>
                    </msubsup>
                    <mrow>
                      <msub>
                        <mi>t</mi>
                        <mi mathvariant="italic">acc</mi>
                      </msub>
                      <mo stretchy="false">+</mo>
                      <msubsup>
                        <mi>M</mi>
                        <mi mathvariant="italic">dec</mi>
                        <mn>2</mn>
                      </msubsup>
                    </mrow>
                    <msub>
                      <mi>t</mi>
                      <mi mathvariant="italic">dec</mi>
                    </msub>
                  </mrow>
                  <msub>
                    <mi>T</mi>
                    <mi mathvariant="italic">cycle</mi>
                  </msub>
                </mfrac>
              </mrow>
            </msqrt>
          </mrow>
          <mo stretchy="false">=</mo>
          <msqrt>
            <mrow>
              <mfrac>
                <mrow>
                  <mrow>
                    <mrow>
                      <msup>
                        <mn>1,5762</mn>
                        <mn>2</mn>
                      </msup>
                      <mo stretchy="false">⋅</mo>
                      <mn>5</mn>
                    </mrow>
                    <mo stretchy="false">+</mo>
                    <mrow>
                      <msup>
                        <mn>1,5053</mn>
                        <mn>2</mn>
                      </msup>
                      <mo stretchy="false">⋅</mo>
                      <mn>5</mn>
                    </mrow>
                  </mrow>
                </mrow>
                <mn>10</mn>
              </mfrac>
            </mrow>
          </msqrt>
        </mrow>
        <mo stretchy="false">=</mo>
        <mn>1,54116</mn>
      </mrow>
      <mi mathvariant="italic">Nm</mi>
    </mrow>
    <annotation encoding="StarMath 5.0">M_th = SQRT{{M_acc^2 t_acc + M_dec^2 t_dec} over T_cycle} = SQRT{{1,5762^2 cdot 5 + 1,5053^2 cdot 5} over 10} = 1,54116 Nm</annotation>
  </semantics>
</math>
</file>

<file path=Object 17/content.xml><?xml version="1.0" encoding="utf-8"?>
<math xmlns="http://www.w3.org/1998/Math/MathML">
  <semantics>
    <mtable>
      <mtr>
        <mtd>
          <mrow>
            <mrow>
              <msub>
                <mi>F</mi>
                <mi>g</mi>
              </msub>
              <mo stretchy="false">=</mo>
              <mrow>
                <mrow>
                  <mrow>
                    <mo stretchy="false">(</mo>
                    <mrow>
                      <mrow>
                        <mn>75</mn>
                        <mo stretchy="false">+</mo>
                        <mn>10</mn>
                      </mrow>
                    </mrow>
                    <mo stretchy="false">)</mo>
                  </mrow>
                  <mo stretchy="false">⋅</mo>
                  <mn>9,81</mn>
                </mrow>
                <mo stretchy="false">⋅</mo>
                <mi>sin</mi>
              </mrow>
            </mrow>
            <mrow>
              <mn>0</mn>
              <mo stretchy="false">=</mo>
              <mn>0</mn>
            </mrow>
          </mrow>
        </mtd>
      </mtr>
      <mtr>
        <mtd>
          <mrow>
            <mrow>
              <msub>
                <mi>F</mi>
                <mi mathvariant="italic">fr</mi>
              </msub>
              <mo stretchy="false">=</mo>
              <mrow>
                <mrow>
                  <mrow>
                    <mrow>
                      <mo stretchy="false">(</mo>
                      <mrow>
                        <mrow>
                          <mn>75</mn>
                          <mo stretchy="false">+</mo>
                          <mn>10</mn>
                        </mrow>
                      </mrow>
                      <mo stretchy="false">)</mo>
                    </mrow>
                    <mo stretchy="false">⋅</mo>
                    <mn>9,81</mn>
                  </mrow>
                  <mo stretchy="false">⋅</mo>
                  <mn>0,15</mn>
                </mrow>
                <mo stretchy="false">⋅</mo>
                <mi>cos</mi>
              </mrow>
            </mrow>
            <mrow>
              <mn>0</mn>
              <mo stretchy="false">=</mo>
              <mn>125,0775</mn>
            </mrow>
            <mi>N</mi>
          </mrow>
        </mtd>
      </mtr>
      <mtr>
        <mtd>
          <mrow>
            <mrow>
              <mrow>
                <msub>
                  <mi>M</mi>
                  <mi>L</mi>
                </msub>
                <mo stretchy="false">=</mo>
                <mrow>
                  <mfrac>
                    <mrow>
                      <mo stretchy="false">(</mo>
                      <mrow>
                        <mrow>
                          <mn>0</mn>
                          <mo stretchy="false">+</mo>
                          <mn>125,0775</mn>
                        </mrow>
                      </mrow>
                      <mo stretchy="false">)</mo>
                    </mrow>
                    <mn>0,98</mn>
                  </mfrac>
                  <mo stretchy="false">⋅</mo>
                  <mrow>
                    <mfrac>
                      <msup>
                        <mn>0,05</mn>
                        <mn>2</mn>
                      </msup>
                      <mn>4</mn>
                    </mfrac>
                  </mrow>
                </mrow>
              </mrow>
              <mo stretchy="false">=</mo>
              <mn>0,079769</mn>
            </mrow>
            <mi mathvariant="italic">Nm</mi>
          </mrow>
        </mtd>
      </mtr>
    </mtable>
    <annotation encoding="StarMath 5.0">F_g = (75 + 10) cdot 9,81 cdot sin 0 = 0 newline
F_fr = (75 + 10) cdot 9,81 cdot 0,15 cdot cos 0 = 125,0775 N newline
M_L = (0 + 125,0775) over 0,98 cdot {0,05^2 over 4} = 0,079769 Nm</annotation>
  </semantics>
</math>
</file>

<file path=Object 2/content.xml><?xml version="1.0" encoding="utf-8"?>
<math xmlns="http://www.w3.org/1998/Math/MathML">
  <semantics>
    <mrow>
      <mrow>
        <msub>
          <mi>J</mi>
          <mi mathvariant="italic">TOT</mi>
        </msub>
        <mo stretchy="false">=</mo>
        <mrow>
          <mrow>
            <mrow>
              <msub>
                <mi>J</mi>
                <mi>M</mi>
              </msub>
              <mo stretchy="false">+</mo>
              <msub>
                <mi>J</mi>
                <mi mathvariant="italic">GM</mi>
              </msub>
            </mrow>
            <mo stretchy="false">+</mo>
            <msub>
              <mi>J</mi>
              <mrow>
                <mi mathvariant="italic">GL</mi>
                <mo stretchy="false">→</mo>
                <mi>M</mi>
              </mrow>
            </msub>
          </mrow>
          <mo stretchy="false">+</mo>
          <msub>
            <mi>J</mi>
            <mrow>
              <mi>L</mi>
              <mo stretchy="false">→</mo>
              <mi>M</mi>
            </mrow>
          </msub>
        </mrow>
      </mrow>
    </mrow>
    <annotation encoding="StarMath 5.0">J_TOT = J_M + J_GM + J_{GL rightarrow M} + J_{L rightarrow M}</annotation>
  </semantics>
</math>
</file>

<file path=Object 3/content.xml><?xml version="1.0" encoding="utf-8"?>
<math xmlns="http://www.w3.org/1998/Math/MathML">
  <semantics>
    <mrow>
      <msub>
        <mi>J</mi>
        <mi mathvariant="italic">TOT</mi>
      </msub>
      <mo stretchy="false">=</mo>
      <mrow>
        <mrow>
          <mrow>
            <msub>
              <mi>J</mi>
              <mi>M</mi>
            </msub>
            <mo stretchy="false">+</mo>
            <mfrac>
              <mrow>
                <msub>
                  <mi>m</mi>
                  <mn>1</mn>
                </msub>
                <msubsup>
                  <mi>D</mi>
                  <mn>1</mn>
                  <mn>2</mn>
                </msubsup>
              </mrow>
              <mn>2</mn>
            </mfrac>
          </mrow>
          <mo stretchy="false">+</mo>
          <mfrac>
            <msub>
              <mi>J</mi>
              <mi mathvariant="italic">GL</mi>
            </msub>
            <mrow>
              <msup>
                <mi>R</mi>
                <mn>2</mn>
              </msup>
              <msub>
                <mo stretchy="false">η</mo>
                <mi>R</mi>
              </msub>
            </mrow>
          </mfrac>
        </mrow>
        <mo stretchy="false">+</mo>
        <mfrac>
          <msub>
            <mi>J</mi>
            <mi>L</mi>
          </msub>
          <mrow>
            <msup>
              <mi>R</mi>
              <mn>2</mn>
            </msup>
            <msub>
              <mo stretchy="false">η</mo>
              <mi>R</mi>
            </msub>
          </mrow>
        </mfrac>
      </mrow>
    </mrow>
    <annotation encoding="StarMath 5.0">J_TOT = J_M + {m_1 D_1^2} over 2 + {J_GL} over {R^2 %ieta_R} + J_L over {R^2 %ieta_R}</annotation>
  </semantics>
</math>
</file>

<file path=Object 4/content.xml><?xml version="1.0" encoding="utf-8"?>
<math xmlns="http://www.w3.org/1998/Math/MathML">
  <semantics>
    <mrow>
      <msub>
        <mi>J</mi>
        <mi mathvariant="italic">GL</mi>
      </msub>
      <mo stretchy="false">=</mo>
      <mfrac>
        <mrow>
          <msub>
            <mi>m</mi>
            <mn>2</mn>
          </msub>
          <msub>
            <mi>D</mi>
            <mn>2</mn>
          </msub>
        </mrow>
        <mn>2</mn>
      </mfrac>
    </mrow>
    <annotation encoding="StarMath 5.0">J_GL = {m_2 D_2} over 2</annotation>
  </semantics>
</math>
</file>

<file path=Object 5/content.xml><?xml version="1.0" encoding="utf-8"?>
<math xmlns="http://www.w3.org/1998/Math/MathML">
  <semantics>
    <mtable>
      <mtr>
        <mtd>
          <mrow>
            <mrow>
              <msub>
                <mi>J</mi>
                <mi mathvariant="italic">TOT</mi>
              </msub>
              <mo stretchy="false">=</mo>
              <mrow>
                <mrow>
                  <mrow>
                    <mrow>
                      <msub>
                        <mi>J</mi>
                        <mi>M</mi>
                      </msub>
                      <mo stretchy="false">+</mo>
                      <mfrac>
                        <mrow>
                          <msub>
                            <mi>m</mi>
                            <mn>1</mn>
                          </msub>
                          <msubsup>
                            <mi>D</mi>
                            <mn>1</mn>
                            <mn>2</mn>
                          </msubsup>
                        </mrow>
                        <mn>2</mn>
                      </mfrac>
                    </mrow>
                    <mo stretchy="false">+</mo>
                    <mfrac>
                      <mrow>
                        <msub>
                          <mi>m</mi>
                          <mn>2</mn>
                        </msub>
                        <msub>
                          <mi>D</mi>
                          <mn>2</mn>
                        </msub>
                      </mrow>
                      <mrow>
                        <mn>2</mn>
                        <msup>
                          <mi>R</mi>
                          <mn>2</mn>
                        </msup>
                        <msub>
                          <mo stretchy="false">η</mo>
                          <mi>R</mi>
                        </msub>
                      </mrow>
                    </mfrac>
                  </mrow>
                  <mo stretchy="false">+</mo>
                  <mfrac>
                    <mrow>
                      <msub>
                        <mi>m</mi>
                        <mi>G</mi>
                      </msub>
                      <msub>
                        <mi>D</mi>
                        <mi>G</mi>
                      </msub>
                    </mrow>
                    <mrow>
                      <mn>2</mn>
                      <msup>
                        <mi>R</mi>
                        <mn>2</mn>
                      </msup>
                      <msub>
                        <mo stretchy="false">η</mo>
                        <mi>R</mi>
                      </msub>
                    </mrow>
                  </mfrac>
                </mrow>
                <mo stretchy="false">+</mo>
                <mfrac>
                  <mrow>
                    <mrow>
                      <mo stretchy="false">(</mo>
                      <mrow>
                        <mrow>
                          <msub>
                            <mi>m</mi>
                            <mi>L</mi>
                          </msub>
                          <mo stretchy="false">+</mo>
                          <msub>
                            <mi>m</mi>
                            <mi>T</mi>
                          </msub>
                        </mrow>
                      </mrow>
                      <mo stretchy="false">)</mo>
                    </mrow>
                    <msubsup>
                      <mi>D</mi>
                      <mi>G</mi>
                      <mn>2</mn>
                    </msubsup>
                  </mrow>
                  <mrow>
                    <msub>
                      <mo stretchy="false">η</mo>
                      <mi>L</mi>
                    </msub>
                    <mn>4</mn>
                    <msup>
                      <mi>R</mi>
                      <mn>2</mn>
                    </msup>
                    <msub>
                      <mo stretchy="false">η</mo>
                      <mi>R</mi>
                    </msub>
                  </mrow>
                </mfrac>
              </mrow>
            </mrow>
          </mrow>
        </mtd>
      </mtr>
      <mtr>
        <mtd>
          <mrow>
            <mrow>
              <mrow>
                <msub>
                  <mi>J</mi>
                  <mi mathvariant="italic">TOT</mi>
                </msub>
                <mo stretchy="false">=</mo>
                <mrow>
                  <mrow>
                    <mrow>
                      <mrow>
                        <mn>0</mn>
                        <mo stretchy="false">+</mo>
                        <mfrac>
                          <mrow>
                            <mrow>
                              <mn>0,6</mn>
                              <mo stretchy="false">⋅</mo>
                              <msup>
                                <mn>0,1</mn>
                                <mn>2</mn>
                              </msup>
                            </mrow>
                          </mrow>
                          <mn>2</mn>
                        </mfrac>
                      </mrow>
                      <mo stretchy="false">+</mo>
                      <mfrac>
                        <mrow>
                          <mrow>
                            <mn>0,75</mn>
                            <mo stretchy="false">⋅</mo>
                            <mn>0,3</mn>
                          </mrow>
                        </mrow>
                        <mrow>
                          <mrow>
                            <mrow>
                              <mn>2</mn>
                              <mo stretchy="false">⋅</mo>
                              <msup>
                                <mn>3</mn>
                                <mn>2</mn>
                              </msup>
                            </mrow>
                            <mo stretchy="false">⋅</mo>
                            <mn>0,75</mn>
                          </mrow>
                        </mrow>
                      </mfrac>
                    </mrow>
                    <mo stretchy="false">+</mo>
                    <mfrac>
                      <mrow>
                        <mrow>
                          <mn>0,1</mn>
                          <mo stretchy="false">⋅</mo>
                          <mn>0,05</mn>
                        </mrow>
                      </mrow>
                      <mrow>
                        <mrow>
                          <mrow>
                            <mn>2</mn>
                            <mo stretchy="false">⋅</mo>
                            <msup>
                              <mn>3</mn>
                              <mn>2</mn>
                            </msup>
                          </mrow>
                          <mo stretchy="false">⋅</mo>
                          <mn>0,75</mn>
                        </mrow>
                      </mrow>
                    </mfrac>
                  </mrow>
                  <mo stretchy="false">+</mo>
                  <mfrac>
                    <mrow>
                      <mrow>
                        <mrow>
                          <mo stretchy="false">(</mo>
                          <mrow>
                            <mrow>
                              <mn>75</mn>
                              <mo stretchy="false">+</mo>
                              <mn>10</mn>
                            </mrow>
                          </mrow>
                          <mo stretchy="false">)</mo>
                        </mrow>
                        <mo stretchy="false">⋅</mo>
                        <msup>
                          <mn>0,05</mn>
                          <mn>2</mn>
                        </msup>
                      </mrow>
                    </mrow>
                    <mrow>
                      <mrow>
                        <mrow>
                          <mrow>
                            <mn>0,98</mn>
                            <mo stretchy="false">⋅</mo>
                            <mn>4</mn>
                          </mrow>
                          <mo stretchy="false">⋅</mo>
                          <msup>
                            <mn>3</mn>
                            <mn>2</mn>
                          </msup>
                        </mrow>
                        <mo stretchy="false">⋅</mo>
                        <mn>0,75</mn>
                      </mrow>
                    </mrow>
                  </mfrac>
                </mrow>
              </mrow>
              <mo stretchy="false">=</mo>
              <mn>0,0080495</mn>
            </mrow>
            <mi mathvariant="italic">kg</mi>
            <msup>
              <mi>m</mi>
              <mn>2</mn>
            </msup>
          </mrow>
        </mtd>
      </mtr>
    </mtable>
    <annotation encoding="StarMath 5.0">J_TOT = J_M + {m_1 D_1^2} over 2 + {m_2 D_2} over {2 R^2 %ieta_R} +{m_G D_G} over {2 R^2 %ieta_R} + {(m_L + m_T) D_G^2} over {%ieta_L 4 R^2 %ieta_R}  newline J_TOT =0 + {0,6 cdot 0,1^2} over 2 + {0,75 cdot 0,3} over {2 cdot 3^2 cdot 0,75} +{0,1 cdot 0,05} over {2 cdot 3^2 cdot 0,75} + {(75 + 10) cdot 0,05^2} over {0,98 cdot 4 cdot 3^2 cdot 0,75} = 0,0080495 kg m^2
</annotation>
  </semantics>
</math>
</file>

<file path=Object 6/content.xml><?xml version="1.0" encoding="utf-8"?>
<math xmlns="http://www.w3.org/1998/Math/MathML">
  <semantics>
    <mrow>
      <msub>
        <mi>J</mi>
        <mi>G</mi>
      </msub>
      <mo stretchy="false">=</mo>
      <mfrac>
        <mrow>
          <msub>
            <mi>m</mi>
            <mi>G</mi>
          </msub>
          <msub>
            <mi>D</mi>
            <mi>G</mi>
          </msub>
        </mrow>
        <mn>2</mn>
      </mfrac>
    </mrow>
    <annotation encoding="StarMath 5.0">J_G = {m_G D_G} over 2</annotation>
  </semantics>
</math>
</file>

<file path=Object 7/content.xml><?xml version="1.0" encoding="utf-8"?>
<math xmlns="http://www.w3.org/1998/Math/MathML">
  <semantics>
    <mrow>
      <mrow>
        <mrow>
          <msub>
            <mi>n</mi>
            <mi mathvariant="italic">max</mi>
          </msub>
          <mo stretchy="false">=</mo>
          <mfrac>
            <msub>
              <mi>V</mi>
              <mi mathvariant="italic">max</mi>
            </msub>
            <msub>
              <mi>C</mi>
              <mi>G</mi>
            </msub>
          </mfrac>
        </mrow>
        <mo stretchy="false">=</mo>
        <mfrac>
          <msub>
            <mi>V</mi>
            <mi mathvariant="italic">max</mi>
          </msub>
          <mrow>
            <mo stretchy="false">π</mo>
            <msub>
              <mi>D</mi>
              <mi>G</mi>
            </msub>
          </mrow>
        </mfrac>
      </mrow>
    </mrow>
    <annotation encoding="StarMath 5.0">n_max = V_max over C_G = V_max over {%ipi D_G}</annotation>
  </semantics>
</math>
</file>

<file path=Object 8/content.xml><?xml version="1.0" encoding="utf-8"?>
<math xmlns="http://www.w3.org/1998/Math/MathML">
  <semantics>
    <mrow>
      <mrow>
        <msub>
          <mi>n</mi>
          <mi mathvariant="italic">max</mi>
        </msub>
        <mo stretchy="false">=</mo>
        <mi>R</mi>
      </mrow>
      <mrow>
        <mrow>
          <mfrac>
            <msub>
              <mi>V</mi>
              <mi mathvariant="italic">max</mi>
            </msub>
            <mrow>
              <mo stretchy="false">π</mo>
              <msub>
                <mi>D</mi>
                <mi>G</mi>
              </msub>
            </mrow>
          </mfrac>
          <mo stretchy="false">=</mo>
          <mfrac>
            <mrow>
              <mn>3</mn>
              <mo stretchy="false">⋅</mo>
              <mn>4</mn>
            </mrow>
            <mrow>
              <mrow>
                <mo stretchy="false">π</mo>
                <mo stretchy="false">⋅</mo>
                <mn>0,05</mn>
              </mrow>
            </mrow>
          </mfrac>
        </mrow>
        <mo stretchy="false">=</mo>
        <mn>76,39</mn>
      </mrow>
      <mrow>
        <mfrac>
          <mi mathvariant="italic">obr</mi>
          <mi>s</mi>
        </mfrac>
        <mo stretchy="false">=</mo>
        <mn>4583,4</mn>
      </mrow>
      <mfrac>
        <mi mathvariant="italic">obr</mi>
        <mi mathvariant="italic">min</mi>
      </mfrac>
    </mrow>
    <annotation encoding="StarMath 5.0">n_max = R V_max over {%ipi D_G} = 3 cdot 4 over {%ipi cdot 0,05} = 76,39 obr over s = 4583,4 obr over min</annotation>
  </semantics>
</math>
</file>

<file path=Object 9/content.xml><?xml version="1.0" encoding="utf-8"?>
<math xmlns="http://www.w3.org/1998/Math/MathML">
  <semantics>
    <mrow>
      <mrow>
        <mrow>
          <mrow>
            <mi>R</mi>
            <mo stretchy="false">=</mo>
            <mfrac>
              <msub>
                <mi>D</mi>
                <mn>2</mn>
              </msub>
              <msub>
                <mi>D</mi>
                <mn>1</mn>
              </msub>
            </mfrac>
          </mrow>
          <mo stretchy="false">=</mo>
          <mfrac>
            <mn>0,3</mn>
            <mn>0,1</mn>
          </mfrac>
        </mrow>
        <mo stretchy="false">=</mo>
        <mn>3</mn>
      </mrow>
    </mrow>
    <annotation encoding="StarMath 5.0">R = D_2 over D_1 = 0,3 over 0,1 = 3 </annotation>
  </semantics>
</math>
</file>